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ced4" officeooo:paragraph-rsid="001bce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关于分区</text:p>
      <text:p text:style-name="P1"/>
      <text:p text:style-name="P1">制作rma时的Ｕ盘分区</text:p>
      <text:p text:style-name="P1"/>
      <text:p text:style-name="P1"/>
      <text:p text:style-name="P1"/>
      <text:p text:style-name="P1"/>
      <text:p text:style-name="P1">安装到ＤＵＴ时ＤＵＴ的分区</text:p>
      <text:p text:style-name="P1">/dev/mmcblk1p[1-12]</text:p>
      <text:p text:style-name="P1">其中１，２，３分区放test_image　，，４－１２放recovery_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0:38:34.091378130</meta:creation-date>
    <dc:date>2018-01-16T10:40:48.688578313</dc:date>
    <meta:editing-duration>P0D</meta:editing-duration>
    <meta:editing-cycles>1</meta:editing-cycles>
    <meta:document-statistic meta:table-count="0" meta:image-count="0" meta:object-count="0" meta:page-count="1" meta:paragraph-count="5" meta:word-count="46" meta:character-count="89" meta:non-whitespace-character-count="88"/>
    <meta:generator>LibreOffice/4.2.8.2$Linux_X86_64 LibreOffice_project/420m0$Build-2</meta:generator>
  </office:meta>
</office:document-meta>
</file>